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3pt" fo:font-weight="bold" officeooo:rsid="0014232f" officeooo:paragraph-rsid="0014232f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ivi de projet :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0T14:01:58.902496600</meta:creation-date>
    <dc:date>2025-05-10T14:12:06.226790700</dc:date>
    <meta:editing-duration>PT10M15S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4"/>
    <meta:generator>LibreOffice/25.2.2.2$Windows_X86_64 LibreOffice_project/7370d4be9e3cf6031a51beef54ff3bda878e3fac</meta:generator>
  </office:meta>
</office:document-meta>
</file>